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3cm" draw:marker-start="Arrow" draw:marker-start-width="0.245cm" draw:marker-end="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="Arrow" draw:marker-start-width="0.345cm" draw:marker-end="" draw:marker-end-width="0.3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cm"/>
    </style:style>
    <style:style style:name="gr6" style:family="graphic" style:parent-style-name="standard">
      <style:graphic-properties svg:stroke-width="0.03cm" draw:marker-start="" draw:marker-start-width="0.245cm" draw:marker-end="Arrow" draw:marker-end-width="0.24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family="'Lucida Sans'" style:font-family-generic="swiss" style:font-pitch="variable"/>
    </style:style>
    <style:style style:name="P3" style:family="paragraph">
      <style:text-properties fo:font-family="'Lucida Sans'" style:font-family-generic="swiss" style:font-pitch="variable" fo:font-size="12pt" style:font-size-asian="12pt" style:font-size-complex="12pt"/>
    </style:style>
    <style:style style:name="P4" style:family="paragraph">
      <style:text-properties fo:font-family="'Lucida Sans'" style:font-family-generic="swiss" style:font-pitch="variable" fo:font-weight="bold" style:font-weight-asian="bold" style:font-weight-complex="bold"/>
    </style:style>
    <style:style style:name="P5" style:family="paragraph">
      <style:text-properties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Lucida Sans'" style:font-family-generic="swiss" style:font-pitch="variable" fo:font-size="12pt" style:font-size-asian="12pt" style:font-size-complex="12pt"/>
    </style:style>
    <style:style style:name="T2" style:family="text">
      <style:text-properties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cm" svg:height="2cm" svg:x="11.823cm" svg:y="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521cm" svg:y1="9.828cm" svg:x2="12.116cm" svg:y2="9.465cm" draw:end-shape="id1" draw:end-glue-point="7" svg:d="m7521 9828h1888v-363h2707">
          <text:p/>
        </draw:connector>
        <draw:connector draw:style-name="gr2" draw:text-style-name="P1" draw:layer="layout" svg:x1="7.593cm" svg:y1="8.24cm" svg:x2="11.823cm" svg:y2="8.758cm" draw:end-shape="id1" draw:end-glue-point="6" svg:d="m7593 8240h1852v518h2378">
          <text:p/>
        </draw:connector>
        <draw:connector draw:style-name="gr3" draw:text-style-name="P1" draw:layer="layout" draw:type="line" svg:x1="12.116cm" svg:y1="8.051cm" svg:x2="11.115cm" svg:y2="7.207cm" draw:start-shape="id1" draw:start-glue-point="5" svg:d="m12116 8051-1001-844">
          <text:p/>
        </draw:connector>
        <draw:frame draw:style-name="gr4" draw:text-style-name="P3" draw:layer="layout" svg:width="2.619cm" svg:height="0.742cm" svg:x="5.5cm" svg:y="8.758cm">
          <draw:text-box>
            <text:p text:style-name="P2"><text:span text:style-name="T1">input fifos</text:span></text:p>
          </draw:text-box>
        </draw:frame>
        <draw:frame draw:style-name="gr5" draw:text-style-name="P5" draw:layer="layout" svg:width="1.162cm" svg:height="0.742cm" svg:x="12.242cm" svg:y="9.758cm">
          <draw:text-box>
            <text:p text:style-name="P4"><text:span text:style-name="T2">I2S</text:span></text:p>
          </draw:text-box>
        </draw:frame>
        <draw:custom-shape draw:style-name="gr1" draw:text-style-name="P1" draw:id="id2" draw:layer="layout" svg:width="2cm" svg:height="2cm" svg:x="9.40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5.34cm" svg:y1="6.158cm" svg:x2="9.408cm" svg:y2="6.5cm" draw:end-shape="id2" svg:d="m5340 6158h1772v342h2296">
          <text:p/>
        </draw:connector>
        <draw:connector draw:style-name="gr6" draw:text-style-name="P1" draw:layer="layout" svg:x1="5.58cm" svg:y1="7.553cm" svg:x2="9.701cm" svg:y2="7.207cm" draw:end-shape="id2" draw:end-glue-point="7" svg:d="m5580 7553h1652v-346h2469">
          <text:p/>
        </draw:connector>
        <draw:frame draw:style-name="gr4" draw:text-style-name="P3" draw:layer="layout" svg:width="2.911cm" svg:height="0.742cm" svg:x="4cm" svg:y="6.5cm">
          <draw:text-box>
            <text:p text:style-name="P2"><text:span text:style-name="T1">output fifos</text:span></text:p>
          </draw:text-box>
        </draw:frame>
        <draw:connector draw:style-name="gr7" draw:text-style-name="P1" draw:layer="layout" draw:type="line" svg:x1="13.823cm" svg:y1="8.758cm" svg:x2="16.005cm" svg:y2="8.804cm" draw:start-shape="id1" draw:start-glue-point="10" svg:d="m13823 8758 2182 46">
          <text:p/>
        </draw:connector>
        <draw:frame draw:style-name="gr5" draw:text-style-name="P5" draw:layer="layout" svg:width="6.183cm" svg:height="0.742cm" svg:x="7.317cm" svg:y="4.758cm">
          <draw:text-box>
            <text:p text:style-name="P4"><text:span text:style-name="T2">output_fifo_to_xc_chan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Lacey</meta:initial-creator>
    <meta:creation-date>2010-12-12T19:04:09</meta:creation-date>
    <dc:date>2010-12-12T20:01:11</dc:date>
    <dc:creator>David Lacey</dc:creator>
    <meta:editing-duration>PT00H51M06S</meta:editing-duration>
    <meta:editing-cycles>8</meta:editing-cycles>
    <meta:generator>OpenOffice.org/3.2$Unix OpenOffice.org_project/320m12$Build-9483</meta:generator>
    <meta:document-statistic meta:object-count="12"/>
  </office:meta>
</office:document-meta>
</file>